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214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1.824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padding="0.071cm"/>
    </style:style>
    <style:style style:name="ce9" style:family="table-cell" style:parent-style-name="Default">
      <style:table-cell-properties fo:background-color="transparent"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ce15"/>
        <table:table-column table:style-name="co2" table:default-cell-style-name="ce15"/>
        <table:table-column table:style-name="co3" table:default-cell-style-name="ce15"/>
        <table:table-column table:style-name="co1" table:number-columns-repeated="3" table:default-cell-style-name="ce15"/>
        <table:table-column table:style-name="co4" table:default-cell-style-name="ce15"/>
        <table:table-column table:style-name="co1" table:default-cell-style-name="ce14"/>
        <table:table-column table:style-name="co1" table:number-columns-repeated="248" table:default-cell-style-name="ce6"/>
        <table:table-column table:style-name="co1" table:number-columns-repeated="1612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/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Abel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CAN</text:p>
          </table:table-cell>
          <table:table-cell table:style-name="ce2" office:value-type="string" calcext:value-type="string">
            <text:p>png</text:p>
          </table:table-cell>
          <table:table-cell table:style-name="ce1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3" office:value-type="float" office:value="3001" calcext:value-type="float">
            <text:p>3001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Anderso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02" calcext:value-type="float">
            <text:p>3002</text:p>
          </table:table-cell>
          <table:table-cell office:value-type="string" calcext:value-type="string">
            <text:p>Syl</text:p>
          </table:table-cell>
          <table:table-cell office:value-type="string" calcext:value-type="string">
            <text:p>Apps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03" calcext:value-type="float">
            <text:p>3003</text:p>
          </table:table-cell>
          <table:table-cell table:style-name="ce16" office:value-type="string" calcext:value-type="string">
            <text:p>Bill</text:p>
          </table:table-cell>
          <table:table-cell table:style-name="ce16" office:value-type="string" calcext:value-type="string">
            <text:p>Barb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04" calcext:value-type="float">
            <text:p>3004</text:p>
          </table:table-cell>
          <table:table-cell table:style-name="ce16" office:value-type="string" calcext:value-type="string">
            <text:p>Andy</text:p>
          </table:table-cell>
          <table:table-cell table:style-name="ce16" office:value-type="string" calcext:value-type="string">
            <text:p>Bathgat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05" calcext:value-type="float">
            <text:p>3005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Bedard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06" calcext:value-type="float">
            <text:p>3006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Belfou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07" calcext:value-type="float">
            <text:p>3007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Beliveau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08" calcext:value-type="float">
            <text:p>3008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Ben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09" calcext:value-type="float">
            <text:p>3009</text:p>
          </table:table-cell>
          <table:table-cell office:value-type="string" calcext:value-type="string">
            <text:p>Patrice</text:p>
          </table:table-cell>
          <table:table-cell office:value-type="string" calcext:value-type="string">
            <text:p>Bergero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10" calcext:value-type="float">
            <text:p>3010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Blak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11" calcext:value-type="float">
            <text:p>3011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ossy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12" calcext:value-type="float">
            <text:p>3012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Bourqu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13" calcext:value-type="float">
            <text:p>3013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rind<text:span text:style-name="T1">'A</text:span>mou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14" calcext:value-type="float">
            <text:p>3014</text:p>
          </table:table-cell>
          <table:table-cell office:value-type="string" calcext:value-type="string">
            <text:p>Turk</text:p>
          </table:table-cell>
          <table:table-cell office:value-type="string" calcext:value-type="string">
            <text:p>Broda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15" calcext:value-type="float">
            <text:p>3015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rodeu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16" calcext:value-type="float">
            <text:p>3016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Bucyk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17" calcext:value-type="float">
            <text:p>3017</text:p>
          </table:table-cell>
          <table:table-cell table:style-name="ce16" office:value-type="string" calcext:value-type="string">
            <text:p>Brent</text:p>
          </table:table-cell>
          <table:table-cell table:style-name="ce16" office:value-type="string" calcext:value-type="string">
            <text:p>Burns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18" calcext:value-type="float">
            <text:p>3018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Cart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19" calcext:value-type="float">
            <text:p>3019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Clark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20" calcext:value-type="float">
            <text:p>3020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offey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21" calcext:value-type="float">
            <text:p>3021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Conacher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22" calcext:value-type="float">
            <text:p>3022</text:p>
          </table:table-cell>
          <table:table-cell table:style-name="ce16" office:value-type="string" calcext:value-type="string">
            <text:p>Alec</text:p>
          </table:table-cell>
          <table:table-cell table:style-name="ce16" office:value-type="string" calcext:value-type="string">
            <text:p>Connell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23" calcext:value-type="float">
            <text:p>3023</text:p>
          </table:table-cell>
          <table:table-cell office:value-type="string" calcext:value-type="string">
            <text:p>Yvan</text:p>
          </table:table-cell>
          <table:table-cell office:value-type="string" calcext:value-type="string">
            <text:p>Cournoy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24" calcext:value-type="float">
            <text:p>3024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outur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25" calcext:value-type="float">
            <text:p>3025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Crawford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26" calcext:value-type="float">
            <text:p>3026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Crosby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27" calcext:value-type="float">
            <text:p>3027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elvecchio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28" calcext:value-type="float">
            <text:p>3028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ionne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29" calcext:value-type="float">
            <text:p>3029</text:p>
          </table:table-cell>
          <table:table-cell office:value-type="string" calcext:value-type="string">
            <text:p>Shane</text:p>
          </table:table-cell>
          <table:table-cell office:value-type="string" calcext:value-type="string">
            <text:p>Doa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30" calcext:value-type="float">
            <text:p>3030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Dought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31" calcext:value-type="float">
            <text:p>3031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Dryde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32" calcext:value-type="float">
            <text:p>303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Ekbla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33" calcext:value-type="float">
            <text:p>3033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Esposit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34" calcext:value-type="float">
            <text:p>3034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Esposit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35" calcext:value-type="float">
            <text:p>3035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Federko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36" calcext:value-type="float">
            <text:p>3036</text:p>
          </table:table-cell>
          <table:table-cell office:value-type="string" calcext:value-type="string">
            <text:p>Marc-Andre</text:p>
          </table:table-cell>
          <table:table-cell office:value-type="string" calcext:value-type="string">
            <text:p>Fleur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37" calcext:value-type="float">
            <text:p>3037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Franci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38" calcext:value-type="float">
            <text:p>3038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Fuh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39" calcext:value-type="float">
            <text:p>3039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Gartn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40" calcext:value-type="float">
            <text:p>3040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Geoffri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41" calcext:value-type="float">
            <text:p>3041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Getzlaf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42" calcext:value-type="float">
            <text:p>3042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Gilbert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43" calcext:value-type="float">
            <text:p>304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Giordan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44" calcext:value-type="float">
            <text:p>3044</text:p>
          </table:table-cell>
          <table:table-cell table:style-name="ce16" office:value-type="string" calcext:value-type="string">
            <text:p>Claude</text:p>
          </table:table-cell>
          <table:table-cell table:style-name="ce16" office:value-type="string" calcext:value-type="string">
            <text:p>Giroux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45" calcext:value-type="float">
            <text:p>3045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Goule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46" calcext:value-type="float">
            <text:p>3046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Gretzk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47" calcext:value-type="float">
            <text:p>3047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ainswort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48" calcext:value-type="float">
            <text:p>3048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Hall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49" calcext:value-type="float">
            <text:p>3049</text:p>
          </table:table-cell>
          <table:table-cell office:value-type="string" calcext:value-type="string">
            <text:p>Dougie</text:p>
          </table:table-cell>
          <table:table-cell office:value-type="string" calcext:value-type="string">
            <text:p>Hamilto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50" calcext:value-type="float">
            <text:p>3050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Hawerchu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51" calcext:value-type="float">
            <text:p>3051</text:p>
          </table:table-cell>
          <table:table-cell office:value-type="string" calcext:value-type="string">
            <text:p>Dany</text:p>
          </table:table-cell>
          <table:table-cell office:value-type="string" calcext:value-type="string">
            <text:p>Heatle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52" calcext:value-type="float">
            <text:p>3052</text:p>
          </table:table-cell>
          <table:table-cell table:style-name="ce16" office:value-type="string" calcext:value-type="string">
            <text:p>Braden</text:p>
          </table:table-cell>
          <table:table-cell table:style-name="ce16" office:value-type="string" calcext:value-type="string">
            <text:p>Holtb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53" calcext:value-type="float">
            <text:p>305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Hort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54" calcext:value-type="float">
            <text:p>3054</text:p>
          </table:table-cell>
          <table:table-cell office:value-type="string" calcext:value-type="string">
            <text:p>Gordie</text:p>
          </table:table-cell>
          <table:table-cell office:value-type="string" calcext:value-type="string">
            <text:p>How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55" calcext:value-type="float">
            <text:p>3055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Huberdeau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56" calcext:value-type="float">
            <text:p>3056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Hull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57" calcext:value-type="float">
            <text:p>3057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Huts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58" calcext:value-type="float">
            <text:p>3058</text:p>
          </table:table-cell>
          <table:table-cell office:value-type="string" calcext:value-type="string">
            <text:p>Jarome</text:p>
          </table:table-cell>
          <table:table-cell office:value-type="string" calcext:value-type="string">
            <text:p>Iginl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59" calcext:value-type="float">
            <text:p>3059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Josep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60" calcext:value-type="float">
            <text:p>3060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Kariy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61" calcext:value-type="float">
            <text:p>3061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Keho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62" calcext:value-type="float">
            <text:p>3062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Keit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63" calcext:value-type="float">
            <text:p>30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elly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64" calcext:value-type="float">
            <text:p>3064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Kenned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65" calcext:value-type="float">
            <text:p>3065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Ke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66" calcext:value-type="float">
            <text:p>3066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Lafleu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67" calcext:value-type="float">
            <text:p>3067</text:p>
          </table:table-cell>
          <table:table-cell office:value-type="string" calcext:value-type="string">
            <text:p>Reggie</text:p>
          </table:table-cell>
          <table:table-cell office:value-type="string" calcext:value-type="string">
            <text:p>Leac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68" calcext:value-type="float">
            <text:p>3068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Lecavali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69" calcext:value-type="float">
            <text:p>3069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Lemair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70" calcext:value-type="float">
            <text:p>3070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mieux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71" calcext:value-type="float">
            <text:p>3071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Letang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72" calcext:value-type="float">
            <text:p>3072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Linde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73" calcext:value-type="float">
            <text:p>3073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Lindro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74" calcext:value-type="float">
            <text:p>3074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Luong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75" calcext:value-type="float">
            <text:p>3075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MacKinn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76" calcext:value-type="float">
            <text:p>30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acLea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77" calcext:value-type="float">
            <text:p>3077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Mahovlich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78" calcext:value-type="float">
            <text:p>3078</text:p>
          </table:table-cell>
          <table:table-cell table:style-name="ce16" office:value-type="string" calcext:value-type="string">
            <text:p>Cale</text:p>
          </table:table-cell>
          <table:table-cell table:style-name="ce16" office:value-type="string" calcext:value-type="string">
            <text:p>Maka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79" calcext:value-type="float">
            <text:p>3079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alon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80" calcext:value-type="float">
            <text:p>3080</text:p>
          </table:table-cell>
          <table:table-cell table:style-name="ce16" office:value-type="string" calcext:value-type="string">
            <text:p>Brad</text:p>
          </table:table-cell>
          <table:table-cell table:style-name="ce16" office:value-type="string" calcext:value-type="string">
            <text:p>Marchan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81" calcext:value-type="float">
            <text:p>3081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Marchessaul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82" calcext:value-type="float">
            <text:p>3082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Marleau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83" calcext:value-type="float">
            <text:p>3083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Marn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84" calcext:value-type="float">
            <text:p>3084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McDavid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85" calcext:value-type="float">
            <text:p>3085</text:p>
          </table:table-cell>
          <table:table-cell office:value-type="string" calcext:value-type="string">
            <text:p>Lanny</text:p>
          </table:table-cell>
          <table:table-cell office:value-type="string" calcext:value-type="string">
            <text:p>McDonal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86" calcext:value-type="float">
            <text:p>3086</text:p>
          </table:table-cell>
          <table:table-cell table:style-name="ce16" office:value-type="string" calcext:value-type="string">
            <text:p>Al</text:p>
          </table:table-cell>
          <table:table-cell table:style-name="ce16" office:value-type="string" calcext:value-type="string">
            <text:p>McInni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87" calcext:value-type="float">
            <text:p>308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essi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88" calcext:value-type="float">
            <text:p>3088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Mikit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89" calcext:value-type="float">
            <text:p>3089</text:p>
          </table:table-cell>
          <table:table-cell office:value-type="string" calcext:value-type="string">
            <text:p>Howie</text:p>
          </table:table-cell>
          <table:table-cell office:value-type="string" calcext:value-type="string">
            <text:p>Morenz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90" calcext:value-type="float">
            <text:p>3090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Murphy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91" calcext:value-type="float">
            <text:p>3091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Nas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92" calcext:value-type="float">
            <text:p>3092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Nicholl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93" calcext:value-type="float">
            <text:p>309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Niedermay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94" calcext:value-type="float">
            <text:p>3094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Nieuwendy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95" calcext:value-type="float">
            <text:p>3095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Nola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96" calcext:value-type="float">
            <text:p>3096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gent-Hopkin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97" calcext:value-type="float">
            <text:p>3097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O<text:span text:style-name="T1">'Reilly</text:span>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98" calcext:value-type="float">
            <text:p>3098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Oate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99" calcext:value-type="float">
            <text:p>3099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Or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00" calcext:value-type="float">
            <text:p>310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Osgoo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01" calcext:value-type="float">
            <text:p>3101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Paren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02" calcext:value-type="float">
            <text:p>3102</text:p>
          </table:table-cell>
          <table:table-cell table:style-name="ce16" office:value-type="string" calcext:value-type="string">
            <text:p>Brad</text:p>
          </table:table-cell>
          <table:table-cell table:style-name="ce16" office:value-type="string" calcext:value-type="string">
            <text:p>Par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03" calcext:value-type="float">
            <text:p>3103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Perreaul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04" calcext:value-type="float">
            <text:p>3104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Pietrangelo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05" calcext:value-type="float">
            <text:p>3105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Plant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06" calcext:value-type="float">
            <text:p>3106</text:p>
          </table:table-cell>
          <table:table-cell table:style-name="ce16" office:value-type="string" calcext:value-type="string">
            <text:p>Brayden</text:p>
          </table:table-cell>
          <table:table-cell table:style-name="ce16" office:value-type="string" calcext:value-type="string">
            <text:p>Poin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07" calcext:value-type="float">
            <text:p>3107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Potvi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08" calcext:value-type="float">
            <text:p>3108</text:p>
          </table:table-cell>
          <table:table-cell table:style-name="ce16" office:value-type="string" calcext:value-type="string">
            <text:p>Carey</text:p>
          </table:table-cell>
          <table:table-cell table:style-name="ce16" office:value-type="string" calcext:value-type="string">
            <text:p>Pric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09" calcext:value-type="float">
            <text:p>310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rong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10" calcext:value-type="float">
            <text:p>31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Propp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11" calcext:value-type="float">
            <text:p>3111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Ratelle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12" calcext:value-type="float">
            <text:p>3112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ecchi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13" calcext:value-type="float">
            <text:p>311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einhar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14" calcext:value-type="float">
            <text:p>3114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Richar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15" calcext:value-type="float">
            <text:p>3115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Richar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16" calcext:value-type="float">
            <text:p>3116</text:p>
          </table:table-cell>
          <table:table-cell table:style-name="ce16" office:value-type="string" calcext:value-type="string">
            <text:p>Brad</text:p>
          </table:table-cell>
          <table:table-cell table:style-name="ce16" office:value-type="string" calcext:value-type="string">
            <text:p>Richard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17" calcext:value-type="float">
            <text:p>3117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Riell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18" calcext:value-type="float">
            <text:p>3118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Robinso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19" calcext:value-type="float">
            <text:p>3119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Robitaill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20" calcext:value-type="float">
            <text:p>3120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Ro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21" calcext:value-type="float">
            <text:p>3121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Sakic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22" calcext:value-type="float">
            <text:p>3122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Savar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23" calcext:value-type="float">
            <text:p>3123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Sawchu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24" calcext:value-type="float">
            <text:p>312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cheifel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25" calcext:value-type="float">
            <text:p>3125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Shanaha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26" calcext:value-type="float">
            <text:p>3126</text:p>
          </table:table-cell>
          <table:table-cell office:value-type="string" calcext:value-type="string">
            <text:p>Darryl</text:p>
          </table:table-cell>
          <table:table-cell office:value-type="string" calcext:value-type="string">
            <text:p>Sittl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27" calcext:value-type="float">
            <text:p>3127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Spezz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28" calcext:value-type="float">
            <text:p>3128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Spurge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29" calcext:value-type="float">
            <text:p>312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t-Loui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30" calcext:value-type="float">
            <text:p>3130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Staal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31" calcext:value-type="float">
            <text:p>313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tamko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32" calcext:value-type="float">
            <text:p>3132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tevens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33" calcext:value-type="float">
            <text:p>3133</text:p>
          </table:table-cell>
          <table:table-cell office:value-type="string" calcext:value-type="string">
            <text:p>Nels</text:p>
          </table:table-cell>
          <table:table-cell office:value-type="string" calcext:value-type="string">
            <text:p>Stewar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34" calcext:value-type="float">
            <text:p>313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ton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35" calcext:value-type="float">
            <text:p>313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ubba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36" calcext:value-type="float">
            <text:p>3136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Sutt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37" calcext:value-type="float">
            <text:p>3137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Suzuki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38" calcext:value-type="float">
            <text:p>31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avare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39" calcext:value-type="float">
            <text:p>3139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Taylo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40" calcext:value-type="float">
            <text:p>3140</text:p>
          </table:table-cell>
          <table:table-cell office:value-type="string" calcext:value-type="string">
            <text:p>Shea</text:p>
          </table:table-cell>
          <table:table-cell office:value-type="string" calcext:value-type="string">
            <text:p>Theodore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41" calcext:value-type="float">
            <text:p>3141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Thomps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42" calcext:value-type="float">
            <text:p>3142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hornt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43" calcext:value-type="float">
            <text:p>3143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Toews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44" calcext:value-type="float">
            <text:p>3144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Toews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45" calcext:value-type="float">
            <text:p>3145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Turge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46" calcext:value-type="float">
            <text:p>3146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Vern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47" calcext:value-type="float">
            <text:p>3147</text:p>
          </table:table-cell>
          <table:table-cell office:value-type="string" calcext:value-type="string">
            <text:p>Shea</text:p>
          </table:table-cell>
          <table:table-cell office:value-type="string" calcext:value-type="string">
            <text:p>Webe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48" calcext:value-type="float">
            <text:p>3148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Yzerma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00" calcext:value-type="float">
            <text:p>3300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Bishop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01" calcext:value-type="float">
            <text:p>3301</text:p>
          </table:table-cell>
          <table:table-cell office:value-type="string" calcext:value-type="string">
            <text:p>Dustin</text:p>
          </table:table-cell>
          <table:table-cell office:value-type="string" calcext:value-type="string">
            <text:p>Brow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02" calcext:value-type="float">
            <text:p>33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arl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03" calcext:value-type="float">
            <text:p>3303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Caufiel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04" calcext:value-type="float">
            <text:p>3304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Conno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05" calcext:value-type="float">
            <text:p>3305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Eiche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06" calcext:value-type="float">
            <text:p>3306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ox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07" calcext:value-type="float">
            <text:p>3307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Gaudreau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08" calcext:value-type="float">
            <text:p>3308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Gomez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09" calcext:value-type="float">
            <text:p>3309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Hellebuy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10" calcext:value-type="float">
            <text:p>3310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Housle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11" calcext:value-type="float">
            <text:p>3311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Hugh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12" calcext:value-type="float">
            <text:p>3312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Hugh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13" calcext:value-type="float">
            <text:p>3313</text:p>
          </table:table-cell>
          <table:table-cell table:style-name="ce19" office:value-type="string" calcext:value-type="string">
            <text:p>Brett</text:p>
          </table:table-cell>
          <table:table-cell table:style-name="ce19" office:value-type="string" calcext:value-type="string">
            <text:p>Hul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14" calcext:value-type="float">
            <text:p>3314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15" calcext:value-type="float">
            <text:p>3315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Kan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16" calcext:value-type="float">
            <text:p>3316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sse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17" calcext:value-type="float">
            <text:p>3317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LaFontain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18" calcext:value-type="float">
            <text:p>3318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Langwa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19" calcext:value-type="float">
            <text:p>33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eClai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20" calcext:value-type="float">
            <text:p>3320</text:p>
          </table:table-cell>
          <table:table-cell table:style-name="ce19" office:value-type="string" calcext:value-type="string">
            <text:p>Brian</text:p>
          </table:table-cell>
          <table:table-cell table:style-name="ce19" office:value-type="string" calcext:value-type="string">
            <text:p>Leetch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21" calcext:value-type="float">
            <text:p>3321</text:p>
          </table:table-cell>
          <table:table-cell table:style-name="ce19" office:value-type="string" calcext:value-type="string">
            <text:p>Auston</text:p>
          </table:table-cell>
          <table:table-cell table:style-name="ce19" office:value-type="string" calcext:value-type="string">
            <text:p>Matthew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22" calcext:value-type="float">
            <text:p>3322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Mil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23" calcext:value-type="float">
            <text:p>3323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Modano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24" calcext:value-type="float">
            <text:p>3324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ulle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25" calcext:value-type="float">
            <text:p>3325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Paris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26" calcext:value-type="float">
            <text:p>3326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Pavelski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327" calcext:value-type="float">
            <text:p>3327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Qui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328" calcext:value-type="float">
            <text:p>3328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Robert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329" calcext:value-type="float">
            <text:p>3329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oeni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330" calcext:value-type="float">
            <text:p>3330</text:p>
          </table:table-cell>
          <table:table-cell office:value-type="string" calcext:value-type="string">
            <text:p>Jaccob</text:p>
          </table:table-cell>
          <table:table-cell office:value-type="string" calcext:value-type="string">
            <text:p>Slavi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331" calcext:value-type="float">
            <text:p>3331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Steven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332" calcext:value-type="float">
            <text:p>333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ut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333" calcext:value-type="float">
            <text:p>333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Thoma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334" calcext:value-type="float">
            <text:p>3334</text:p>
          </table:table-cell>
          <table:table-cell table:style-name="ce19" office:value-type="string" calcext:value-type="string">
            <text:p>Brady</text:p>
          </table:table-cell>
          <table:table-cell table:style-name="ce19" office:value-type="string" calcext:value-type="string">
            <text:p>Tkachu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335" calcext:value-type="float">
            <text:p>3335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Tkachu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336" calcext:value-type="float">
            <text:p>3336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Tkachu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337" calcext:value-type="float">
            <text:p>3337</text:p>
          </table:table-cell>
          <table:table-cell table:style-name="ce19" office:value-type="string" calcext:value-type="string">
            <text:p>Bryan</text:p>
          </table:table-cell>
          <table:table-cell table:style-name="ce19" office:value-type="string" calcext:value-type="string">
            <text:p>Trotti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338" calcext:value-type="float">
            <text:p>33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Vanbiesbrou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339" calcext:value-type="float">
            <text:p>3339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Weigh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340" calcext:value-type="float">
            <text:p>3340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Werenski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9" office:value-type="float" office:value="3341" calcext:value-type="float">
            <text:p>3341</text:p>
          </table:table-cell>
          <table:table-cell table:style-name="ce19" office:value-type="string" calcext:value-type="string">
            <text:p>Blake</text:p>
          </table:table-cell>
          <table:table-cell table:style-name="ce19" office:value-type="string" calcext:value-type="string">
            <text:p>Whee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00" calcext:value-type="float">
            <text:p>340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lfred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01" calcext:value-type="float">
            <text:p>3401</text:p>
          </table:table-cell>
          <table:table-cell office:value-type="string" calcext:value-type="string">
            <text:p>Nicklas</text:p>
          </table:table-cell>
          <table:table-cell office:value-type="string" calcext:value-type="string">
            <text:p>Backstrom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02" calcext:value-type="float">
            <text:p>3402</text:p>
          </table:table-cell>
          <table:table-cell office:value-type="string" calcext:value-type="string">
            <text:p>Rasmus</text:p>
          </table:table-cell>
          <table:table-cell office:value-type="string" calcext:value-type="string">
            <text:p>Dahl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03" calcext:value-type="float">
            <text:p>3403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Fors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04" calcext:value-type="float">
            <text:p>3404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Fors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05" calcext:value-type="float">
            <text:p>3405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Hedma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06" calcext:value-type="float">
            <text:p>3406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Karl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07" calcext:value-type="float">
            <text:p>34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ling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08" calcext:value-type="float">
            <text:p>3408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Landesko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09" calcext:value-type="float">
            <text:p>3409</text:p>
          </table:table-cell>
          <table:table-cell office:value-type="string" calcext:value-type="string">
            <text:p>Nicklas</text:p>
          </table:table-cell>
          <table:table-cell office:value-type="string" calcext:value-type="string">
            <text:p>Lidstrom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10" calcext:value-type="float">
            <text:p>3410</text:p>
          </table:table-cell>
          <table:table-cell office:value-type="string" calcext:value-type="string">
            <text:p>Henrik</text:p>
          </table:table-cell>
          <table:table-cell office:value-type="string" calcext:value-type="string">
            <text:p>Lundqvist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11" calcext:value-type="float">
            <text:p>3411</text:p>
          </table:table-cell>
          <table:table-cell office:value-type="string" calcext:value-type="string">
            <text:p>Markus</text:p>
          </table:table-cell>
          <table:table-cell office:value-type="string" calcext:value-type="string">
            <text:p>Naslund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12" calcext:value-type="float">
            <text:p>3412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Nylander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13" calcext:value-type="float">
            <text:p>3413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Petter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4" office:value-type="float" office:value="3414" calcext:value-type="float">
            <text:p>3414</text:p>
          </table:table-cell>
          <table:table-cell office:value-type="string" calcext:value-type="string">
            <text:p>Borje</text:p>
          </table:table-cell>
          <table:table-cell office:value-type="string" calcext:value-type="string">
            <text:p>Salmin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4" office:value-type="float" office:value="3415" calcext:value-type="float">
            <text:p>3415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Se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416" calcext:value-type="float">
            <text:p>3416</text:p>
          </table:table-cell>
          <table:table-cell office:value-type="string" calcext:value-type="string">
            <text:p>Henrik</text:p>
          </table:table-cell>
          <table:table-cell office:value-type="string" calcext:value-type="string">
            <text:p>Se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417" calcext:value-type="float">
            <text:p>3417</text:p>
          </table:table-cell>
          <table:table-cell office:value-type="string" calcext:value-type="string">
            <text:p>Mats</text:p>
          </table:table-cell>
          <table:table-cell office:value-type="string" calcext:value-type="string">
            <text:p>Sun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418" calcext:value-type="float">
            <text:p>3418</text:p>
          </table:table-cell>
          <table:table-cell office:value-type="string" calcext:value-type="string">
            <text:p>Henrik</text:p>
          </table:table-cell>
          <table:table-cell office:value-type="string" calcext:value-type="string">
            <text:p>Zetter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419" calcext:value-type="float">
            <text:p>3419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Zibanejad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500" calcext:value-type="float">
            <text:p>3500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Aho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501" calcext:value-type="float">
            <text:p>3501</text:p>
          </table:table-cell>
          <table:table-cell office:value-type="string" calcext:value-type="string">
            <text:p>Aleksander</text:p>
          </table:table-cell>
          <table:table-cell table:style-name="ce19" office:value-type="string" calcext:value-type="string">
            <text:p>Barkov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502" calcext:value-type="float">
            <text:p>3502</text:p>
          </table:table-cell>
          <table:table-cell office:value-type="string" calcext:value-type="string">
            <text:p>Miikka</text:p>
          </table:table-cell>
          <table:table-cell office:value-type="string" calcext:value-type="string">
            <text:p>Kiprusoff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503" calcext:value-type="float">
            <text:p>3503</text:p>
          </table:table-cell>
          <table:table-cell office:value-type="string" calcext:value-type="string">
            <text:p>Mikko</text:p>
          </table:table-cell>
          <table:table-cell office:value-type="string" calcext:value-type="string">
            <text:p>Koivu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504" calcext:value-type="float">
            <text:p>3504</text:p>
          </table:table-cell>
          <table:table-cell office:value-type="string" calcext:value-type="string">
            <text:p>Jari</text:p>
          </table:table-cell>
          <table:table-cell table:style-name="ce19" office:value-type="string" calcext:value-type="string">
            <text:p>Kurri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505" calcext:value-type="float">
            <text:p>3505</text:p>
          </table:table-cell>
          <table:table-cell office:value-type="string" calcext:value-type="string">
            <text:p>Mikko</text:p>
          </table:table-cell>
          <table:table-cell office:value-type="string" calcext:value-type="string">
            <text:p>Ranta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506" calcext:value-type="float">
            <text:p>3506</text:p>
          </table:table-cell>
          <table:table-cell office:value-type="string" calcext:value-type="string">
            <text:p>Tuukka</text:p>
          </table:table-cell>
          <table:table-cell office:value-type="string" calcext:value-type="string">
            <text:p>Rask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507" calcext:value-type="float">
            <text:p>3507</text:p>
          </table:table-cell>
          <table:table-cell office:value-type="string" calcext:value-type="string">
            <text:p>Pekka</text:p>
          </table:table-cell>
          <table:table-cell office:value-type="string" calcext:value-type="string">
            <text:p>Rinne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508" calcext:value-type="float">
            <text:p>3508</text:p>
          </table:table-cell>
          <table:table-cell office:value-type="string" calcext:value-type="string">
            <text:p>Juuse</text:p>
          </table:table-cell>
          <table:table-cell office:value-type="string" calcext:value-type="string">
            <text:p>Saros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509" calcext:value-type="float">
            <text:p>3509</text:p>
          </table:table-cell>
          <table:table-cell office:value-type="string" calcext:value-type="string">
            <text:p>Teemu</text:p>
          </table:table-cell>
          <table:table-cell office:value-type="string" calcext:value-type="string">
            <text:p>Selanne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4" office:value-type="string" calcext:value-type="string">
            <text:p>Roman</text:p>
          </table:table-cell>
          <table:table-cell table:style-name="ce4" office:value-type="string" calcext:value-type="string">
            <text:p>Cechmane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601" calcext:value-type="float">
            <text:p>3601</text:p>
          </table:table-cell>
          <table:table-cell table:style-name="ce4" office:value-type="string" calcext:value-type="string">
            <text:p>Patrik</text:p>
          </table:table-cell>
          <table:table-cell table:style-name="ce4" office:value-type="string" calcext:value-type="string">
            <text:p>Elias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602" calcext:value-type="float">
            <text:p>3602</text:p>
          </table:table-cell>
          <table:table-cell table:style-name="ce4" office:value-type="string" calcext:value-type="string">
            <text:p>Dominik</text:p>
          </table:table-cell>
          <table:table-cell table:style-name="ce4" office:value-type="string" calcext:value-type="string">
            <text:p>Hase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Hejdu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4" office:value-type="string" calcext:value-type="string">
            <text:p>Jaromir</text:p>
          </table:table-cell>
          <table:table-cell table:style-name="ce4" office:value-type="string" calcext:value-type="string">
            <text:p>Jagr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605" calcext:value-type="float">
            <text:p>3605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Pastrna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00" calcext:value-type="float">
            <text:p>3700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Bobrovsky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01" calcext:value-type="float">
            <text:p>3701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Bure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02" calcext:value-type="float">
            <text:p>3702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Datsyuk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03" calcext:value-type="float">
            <text:p>3703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Fedor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04" calcext:value-type="float">
            <text:p>3704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Gonchar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05" calcext:value-type="float">
            <text:p>3705</text:p>
          </table:table-cell>
          <table:table-cell office:value-type="string" calcext:value-type="string">
            <text:p>Kirill</text:p>
          </table:table-cell>
          <table:table-cell office:value-type="string" calcext:value-type="string">
            <text:p>Kapriz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06" calcext:value-type="float">
            <text:p>3706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Konstantin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07" calcext:value-type="float">
            <text:p>3707</text:p>
          </table:table-cell>
          <table:table-cell office:value-type="string" calcext:value-type="string">
            <text:p>Ilya</text:p>
          </table:table-cell>
          <table:table-cell office:value-type="string" calcext:value-type="string">
            <text:p>Kovalchuk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08" calcext:value-type="float">
            <text:p>3708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Kozl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09" calcext:value-type="float">
            <text:p>3709</text:p>
          </table:table-cell>
          <table:table-cell office:value-type="string" calcext:value-type="string">
            <text:p>Vyacheslav</text:p>
          </table:table-cell>
          <table:table-cell office:value-type="string" calcext:value-type="string">
            <text:p>Kozl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10" calcext:value-type="float">
            <text:p>3710</text:p>
          </table:table-cell>
          <table:table-cell office:value-type="string" calcext:value-type="string">
            <text:p>Nikita</text:p>
          </table:table-cell>
          <table:table-cell office:value-type="string" calcext:value-type="string">
            <text:p>Kucher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11" calcext:value-type="float">
            <text:p>3711</text:p>
          </table:table-cell>
          <table:table-cell office:value-type="string" calcext:value-type="string">
            <text:p>Evgeny</text:p>
          </table:table-cell>
          <table:table-cell office:value-type="string" calcext:value-type="string">
            <text:p>Kuznets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12" calcext:value-type="float">
            <text:p>3712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Larion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13" calcext:value-type="float">
            <text:p>3713</text:p>
          </table:table-cell>
          <table:table-cell office:value-type="string" calcext:value-type="string">
            <text:p>Evgeni</text:p>
          </table:table-cell>
          <table:table-cell office:value-type="string" calcext:value-type="string">
            <text:p>Mal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14" calcext:value-type="float">
            <text:p>3714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Mogilny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715" calcext:value-type="float">
            <text:p>3715</text:p>
          </table:table-cell>
          <table:table-cell office:value-type="string" calcext:value-type="string">
            <text:p>Dmitry</text:p>
          </table:table-cell>
          <table:table-cell office:value-type="string" calcext:value-type="string">
            <text:p>Orl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716" calcext:value-type="float">
            <text:p>3716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Ovech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717" calcext:value-type="float">
            <text:p>3717</text:p>
          </table:table-cell>
          <table:table-cell office:value-type="string" calcext:value-type="string">
            <text:p>Artemi</text:p>
          </table:table-cell>
          <table:table-cell office:value-type="string" calcext:value-type="string">
            <text:p>Panar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718" calcext:value-type="float">
            <text:p>3718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hester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719" calcext:value-type="float">
            <text:p>3719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Tarasenko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720" calcext:value-type="float">
            <text:p>3720</text:p>
          </table:table-cell>
          <table:table-cell office:value-type="string" calcext:value-type="string">
            <text:p>Andrei</text:p>
          </table:table-cell>
          <table:table-cell office:value-type="string" calcext:value-type="string">
            <text:p>Vasilevsky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721" calcext:value-type="float">
            <text:p>3721</text:p>
          </table:table-cell>
          <table:table-cell office:value-type="string" calcext:value-type="string">
            <text:p>Alexei</text:p>
          </table:table-cell>
          <table:table-cell office:value-type="string" calcext:value-type="string">
            <text:p>Yash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722" calcext:value-type="float">
            <text:p>3722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Zub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800" calcext:value-type="float">
            <text:p>3800</text:p>
          </table:table-cell>
          <table:table-cell table:style-name="ce4" office:value-type="string" calcext:value-type="string">
            <text:p>Peter</text:p>
          </table:table-cell>
          <table:table-cell table:style-name="ce4" office:value-type="string" calcext:value-type="string">
            <text:p>Bondr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SVK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801" calcext:value-type="float">
            <text:p>3801</text:p>
          </table:table-cell>
          <table:table-cell table:style-name="ce4" office:value-type="string" calcext:value-type="string">
            <text:p>Zdeno</text:p>
          </table:table-cell>
          <table:table-cell table:style-name="ce4" office:value-type="string" calcext:value-type="string">
            <text:p>Char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SVK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802" calcext:value-type="float">
            <text:p>3802</text:p>
          </table:table-cell>
          <table:table-cell table:style-name="ce4" office:value-type="string" calcext:value-type="string">
            <text:p>Pavol</text:p>
          </table:table-cell>
          <table:table-cell table:style-name="ce4" office:value-type="string" calcext:value-type="string">
            <text:p>Demitr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string" calcext:value-type="string">
            <text:p>SVK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803" calcext:value-type="float">
            <text:p>3803</text:p>
          </table:table-cell>
          <table:table-cell table:style-name="ce4" office:value-type="string" calcext:value-type="string">
            <text:p>Marian</text:p>
          </table:table-cell>
          <table:table-cell table:style-name="ce4" office:value-type="string" calcext:value-type="string">
            <text:p>Gaborik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SVK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804" calcext:value-type="float">
            <text:p>3804</text:p>
          </table:table-cell>
          <table:table-cell table:style-name="ce4" office:value-type="string" calcext:value-type="string">
            <text:p>Marian</text:p>
          </table:table-cell>
          <table:table-cell table:style-name="ce4" office:value-type="string" calcext:value-type="string">
            <text:p>Hoss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SVK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805" calcext:value-type="float">
            <text:p>3805</text:p>
          </table:table-cell>
          <table:table-cell table:style-name="ce4" office:value-type="string" calcext:value-type="string">
            <text:p>Peter</text:p>
          </table:table-cell>
          <table:table-cell table:style-name="ce4" office:value-type="string" calcext:value-type="string">
            <text:p>Stastny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string" calcext:value-type="string">
            <text:p>SVK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900" calcext:value-type="float">
            <text:p>3900</text:p>
          </table:table-cell>
          <table:table-cell table:style-name="ce4" office:value-type="string" calcext:value-type="string">
            <text:p>Leon</text:p>
          </table:table-cell>
          <table:table-cell table:style-name="ce4" office:value-type="string" calcext:value-type="string">
            <text:p>Draisaitl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901" calcext:value-type="float">
            <text:p>3901</text:p>
          </table:table-cell>
          <table:table-cell table:style-name="ce4" office:value-type="string" calcext:value-type="string">
            <text:p>Tim</text:p>
          </table:table-cell>
          <table:table-cell table:style-name="ce4" office:value-type="string" calcext:value-type="string">
            <text:p>Stutzle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930" calcext:value-type="float">
            <text:p>3930</text:p>
          </table:table-cell>
          <table:table-cell table:style-name="ce4" office:value-type="string" calcext:value-type="string">
            <text:p>Chris</text:p>
          </table:table-cell>
          <table:table-cell table:style-name="ce4" office:value-type="string" calcext:value-type="string">
            <text:p>Chelios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GRE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950" calcext:value-type="float">
            <text:p>3950</text:p>
          </table:table-cell>
          <table:table-cell table:style-name="ce4" office:value-type="string" calcext:value-type="string">
            <text:p>Roman</text:p>
          </table:table-cell>
          <table:table-cell table:style-name="ce4" office:value-type="string" calcext:value-type="string">
            <text:p>Josi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string" calcext:value-type="string">
            <text:p>SUI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970" calcext:value-type="float">
            <text:p>3970</text:p>
          </table:table-cell>
          <table:table-cell table:style-name="ce4" office:value-type="string" calcext:value-type="string">
            <text:p>Anze</text:p>
          </table:table-cell>
          <table:table-cell table:style-name="ce4" office:value-type="string" calcext:value-type="string">
            <text:p>Kopitar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string" calcext:value-type="string">
            <text:p>SVN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 table:number-rows-repeated="129">
          <table:table-cell table:style-name="ce4" table:number-columns-repeated="9"/>
          <table:table-cell table:style-name="ce8"/>
          <table:table-cell table:number-columns-repeated="16374"/>
        </table:table-row>
        <table:table-row table:style-name="ro1" table:number-rows-repeated="489">
          <table:table-cell table:style-name="ce14" table:number-columns-repeated="8"/>
          <table:table-cell table:number-columns-repeated="16376"/>
        </table:table-row>
        <table:table-row table:style-name="ro1" table:number-rows-repeated="1047694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B229:Feuille1.C25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4">00/00/0000</text:date>, <text:time style:data-style-name="N2" text:time-value="20:26:37.224018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5-24T20:33:00.903610300</dc:date>
    <meta:editing-cycles>35</meta:editing-cycles>
    <meta:editing-duration>P2DT4H50M45S</meta:editing-duration>
    <meta:generator>LibreOffice/25.2.2.2$Windows_X86_64 LibreOffice_project/7370d4be9e3cf6031a51beef54ff3bda878e3fac</meta:generator>
    <meta:document-statistic meta:table-count="1" meta:cell-count="2358" meta:object-count="0"/>
  </office:meta>
</office:document-meta>
</file>